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23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9Z89"/>SURAT KEPUTUSAN</text:p>
      <text:p text:style-name="P9">No. / 422 / 454 /Adm.Sek</text:p>
      <text:p text:style-name="P10"/>
      <text:p text:style-name="P11">Berdasarkan :</text:p>
      <text:list xml:id="list89308843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DARIS SHODIQ</text:span></text:p>
      <text:p text:style-name="P13"><text:span text:style-name="T2"><text:tab/><text:tab/>Tempat, Tanggal Lahir<text:tab/>: Serang, 01-10-2001</text:span></text:p>
      <text:p text:style-name="P13"><text:span text:style-name="T2"><text:tab/><text:tab/>NISN<text:tab/><text:tab/><text:tab/><text:tab/>: 0016382077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9Z9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9Z9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9Z89"/><text:bookmark-end text:name="_Hlk481362583MailMergeMark2020-05-06T04:04:09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2.777115445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6" meta:character-count="9898" meta:non-whitespace-character-count="86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